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fo:font-weight="bold" officeooo:rsid="00033e0e" officeooo:paragraph-rsid="00033e0e" style:font-size-asian="19.25pt" style:font-weight-asian="bold" style:font-size-complex="22pt" style:font-weight-complex="bold"/>
    </style:style>
    <style:style style:name="P2" style:family="paragraph" style:parent-style-name="Standard">
      <style:text-properties fo:font-size="22pt" style:text-underline-style="none" fo:font-weight="normal" officeooo:rsid="00033e0e" officeooo:paragraph-rsid="00033e0e" style:font-size-asian="19.25pt" style:font-weight-asian="normal" style:font-size-complex="22pt" style:font-weight-complex="normal"/>
    </style:style>
    <style:style style:name="P3" style:family="paragraph" style:parent-style-name="Standard">
      <style:text-properties fo:font-size="12pt" style:text-underline-style="none" fo:font-weight="bold" officeooo:rsid="00033e0e" officeooo:paragraph-rsid="00033e0e" style:font-size-asian="10.5pt" style:font-weight-asian="bold" style:font-size-complex="12pt" style:font-weight-complex="bold"/>
    </style:style>
    <style:style style:name="P4" style:family="paragraph" style:parent-style-name="Standard">
      <style:text-properties fo:font-size="22pt" style:text-underline-style="none" fo:font-weight="bold" officeooo:rsid="00033e0e" officeooo:paragraph-rsid="00033e0e" style:font-size-asian="19.25pt" style:font-weight-asian="bold" style:font-size-complex="22pt" style:font-weight-complex="bold"/>
    </style:style>
    <style:style style:name="P5" style:family="paragraph" style:parent-style-name="Standard" style:list-style-name="L1">
      <style:text-properties fo:font-size="12pt" style:text-underline-style="none" fo:font-weight="normal" officeooo:rsid="00033e0e" officeooo:paragraph-rsid="00033e0e"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06c3a9" officeooo:paragraph-rsid="0006c3a9"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33e0e" officeooo:paragraph-rsid="00033e0e"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033e0e" officeooo:paragraph-rsid="0006c3a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33e0e" officeooo:paragraph-rsid="0006c3a9"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8363d" officeooo:paragraph-rsid="0008363d" style:font-size-asian="10.5pt" style:font-weight-asian="normal" style:font-size-complex="12pt" style:font-weight-complex="normal"/>
    </style:style>
    <style:style style:name="P11" style:family="paragraph" style:parent-style-name="Standard" style:list-style-name="L2">
      <style:text-properties fo:font-size="12pt" style:text-underline-style="none" fo:font-weight="normal" officeooo:rsid="000844bf" officeooo:paragraph-rsid="000844bf"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844bf" officeooo:paragraph-rsid="000844bf"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b0095" officeooo:paragraph-rsid="000b0095" style:font-size-asian="10.5pt" style:font-weight-asian="normal" style:font-size-complex="12pt" style:font-weight-complex="normal"/>
    </style:style>
    <style:style style:name="P14" style:family="paragraph" style:parent-style-name="Standard" style:list-style-name="L3">
      <style:text-properties fo:font-size="12pt" style:text-underline-style="none" fo:font-weight="normal" officeooo:rsid="000b0095" officeooo:paragraph-rsid="000b009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b0095" officeooo:paragraph-rsid="000b0095"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bold" officeooo:rsid="000dabbd" officeooo:paragraph-rsid="000dabb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normal" officeooo:rsid="000dabbd" officeooo:paragraph-rsid="000dabbd" style:font-size-asian="10.5pt" style:font-weight-asian="normal" style:font-size-complex="12pt" style:font-weight-complex="normal"/>
    </style:style>
    <style:style style:name="P18" style:family="paragraph" style:parent-style-name="Standard">
      <style:text-properties fo:font-size="12pt" style:text-underline-style="solid" style:text-underline-width="auto" style:text-underline-color="font-color" fo:font-weight="bold" officeooo:rsid="000b0095" officeooo:paragraph-rsid="000b0095" style:font-size-asian="10.5pt" style:font-weight-asian="bold" style:font-size-complex="12pt" style:font-weight-complex="bold"/>
    </style:style>
    <style:style style:name="P19" style:family="paragraph" style:parent-style-name="Standard" style:list-style-name="L4">
      <style:text-properties fo:font-size="12pt" style:text-underline-style="none" fo:font-weight="normal" officeooo:rsid="000f070e" officeooo:paragraph-rsid="000f070e"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9e019" officeooo:paragraph-rsid="0009e019"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6c3a9" officeooo:paragraph-rsid="000746a1"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033e0e" officeooo:paragraph-rsid="000783fa"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style:font-size-asian="10.5pt" style:font-size-complex="12pt"/>
    </style:style>
    <style:style style:name="T2" style:family="text">
      <style:text-properties fo:font-size="12pt" style:font-size-asian="10.5pt" style:font-size-complex="12pt"/>
    </style:style>
    <style:style style:name="T3" style:family="text">
      <style:text-properties officeooo:rsid="0006c3a9"/>
    </style:style>
    <style:style style:name="T4" style:family="text">
      <style:text-properties officeooo:rsid="000dabbd"/>
    </style:style>
    <style:style style:name="T5" style:family="text">
      <style:text-properties officeooo:rsid="0009e019"/>
    </style:style>
    <style:style style:name="T6" style:family="text">
      <style:text-properties officeooo:rsid="0010b3b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Assignment 2 NoSQL Daniel Soden</text:p>
      <text:p text:style-name="P1"/>
      <text:p text:style-name="P2">­<text:span text:style-name="T1">Student No: R0024715</text:span></text:p>
      <text:p text:style-name="P2"><text:span text:style-name="T1"/></text:p>
      <text:p text:style-name="P3">Part 1:</text:p>
      <text:p text:style-name="P4"><text:span text:style-name="T2"/></text:p>
      <text:list text:style-name="L1">
        <text:list-item>
          <text:p text:style-name="P5">To improve the performance of queries to the following data set we should introduce the concept of redundancy <text:span text:style-name="T3">into the database </text:span><text:span text:style-name="T4">as a means to denormalize the database.</text:span></text:p>
        </text:list-item>
        <text:list-item>
          <text:p text:style-name="P6">This will reduce the number of joins required to retrieve particular datasets we require.</text:p>
        </text:list-item>
      </text:list>
      <text:p text:style-name="P7"/>
      <text:list text:continue-numbering="true" text:style-name="L1">
        <text:list-item>
          <text:p text:style-name="P8">Store (storeID, region, managerID, squareFeet)</text:p>
        </text:list-item>
        <text:list-item>
          <text:p text:style-name="P8">Employee (employeeID, whereWork, employeeName, employeeAddress)</text:p>
        </text:list-item>
        <text:list-item>
          <text:p text:style-name="P8">Department (departmentID, managerID, salesGoal)</text:p>
        </text:list-item>
        <text:list-item>
          <text:p text:style-name="P8">Schedule (departmentID, employeeID, date)</text:p>
        </text:list-item>
      </text:list>
      <text:p text:style-name="P9"/>
      <text:p text:style-name="P10">Short Circuiting </text:p>
      <text:p text:style-name="P10"/>
      <text:list text:style-name="L2">
        <text:list-item>
          <text:p text:style-name="P11">Short circuiting is the concept of creating short-circuit keys that connect the lowest-level grandchild records to higher-level grandparent records. For this situation what we can do is include department ID in the employee table <text:span text:style-name="T5">as to get to employee from the master table we, through the mangerID key, have to traverse from the master store, to department to then reach employee. This reduces queries relating to employees and what department they are a part of rather than having to do a multi table join to check this information.</text:span></text:p>
        </text:list-item>
      </text:list>
      <text:p text:style-name="P12"/>
      <text:p text:style-name="P12"/>
      <text:p text:style-name="P13">Combining Department and Store tables:</text:p>
      <text:p text:style-name="P13"/>
      <text:list text:style-name="L3">
        <text:list-item>
          <text:p text:style-name="P14">Although this may lead to some duplication of data in attributes like squareFeet and region, this will make sure there are no multi table joins throughout the rest of the database. We can remove storeID and put region and squarefeet in department so that we can easily join with employee and schedule as to relate the department to their employees and schedule. <text:span text:style-name="T4">It means at the very most we will only ever need a two table join in order to access any combination of data from one table. </text:span></text:p>
        </text:list-item>
      </text:list>
      <text:p text:style-name="P15"/>
      <text:p text:style-name="P16">Final Table</text:p>
      <text:p text:style-name="P16"/>
      <text:p text:style-name="P17">Department</text:p>
      <text:p text:style-name="P17"/>
      <text:p text:style-name="P17">Employee</text:p>
      <text:p text:style-name="P17"/>
      <text:p text:style-name="P17">Schedule:</text:p>
      <text:p text:style-name="P15"/>
      <text:p text:style-name="P18">Part 2: NoSQL Modelling</text:p>
      <text:p text:style-name="P18"/>
      <text:list text:style-name="L4">
        <text:list-item>
          <text:p text:style-name="P19">An aggregate boundary is <text:span text:style-name="T6">2</text:span></text:p>
        </text:list-item>
      </text:list>
      <text:p text:style-name="P20"/>
      <text:p text:style-name="P21"/>
      <text:p text:style-name="P21"/>
      <text:p text:style-name="P2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8:42:50.864394521</meta:creation-date>
    <dc:date>2025-03-05T11:00:35.600632022</dc:date>
    <meta:editing-duration>PT33M53S</meta:editing-duration>
    <meta:editing-cycles>6</meta:editing-cycles>
    <meta:generator>LibreOffice/24.8.5.2$Linux_X86_64 LibreOffice_project/480$Build-2</meta:generator>
    <meta:document-statistic meta:table-count="0" meta:image-count="0" meta:object-count="0" meta:page-count="2" meta:paragraph-count="19" meta:word-count="277" meta:character-count="1684" meta:non-whitespace-character-count="1434"/>
  </office:meta>
</office:document-meta>
</file>